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text-properties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Standard" style:family="paragraph">
      <style:text-properties fo:font-size="18pt" style:font-size-asian="18pt" style:font-size-complex="18pt"/>
    </style:style>
    <style:style style:name="P47" style:parent-style-name="Standard" style:family="paragraph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P52" style:parent-style-name="Standard" style:family="paragraph">
      <style:text-properties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P56" style:parent-style-name="Standard" style:family="paragraph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P60" style:parent-style-name="Standard" style:family="paragraph">
      <style:text-properties fo:font-size="18pt" style:font-size-asian="18pt" style:font-size-complex="18pt"/>
    </style:style>
    <style:style style:name="P61" style:parent-style-name="Standard" style:family="paragraph">
      <style:text-properties fo:font-size="18pt" style:font-size-asian="18pt" style:font-size-complex="18pt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P64" style:parent-style-name="Standard" style:family="paragraph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fo:font-size="18pt" style:font-size-asian="18pt" style:font-size-complex="18pt"/>
    </style:style>
    <style:style style:name="P67" style:parent-style-name="Standard" style:family="paragraph">
      <style:text-properties fo:font-size="18pt" style:font-size-asian="18pt" style:font-size-complex="18pt"/>
    </style:style>
    <style:style style:name="P68" style:parent-style-name="Standard" style:family="paragraph">
      <style:text-properties fo:font-size="18pt" style:font-size-asian="18pt" style:font-size-complex="18pt"/>
    </style:style>
    <style:style style:name="P69" style:parent-style-name="Standard" style:family="paragraph">
      <style:text-properties fo:font-size="18pt" style:font-size-asian="18pt" style:font-size-complex="18pt"/>
    </style:style>
    <style:style style:name="P70" style:parent-style-name="Standard" style:family="paragraph">
      <style:text-properties fo:font-size="18pt" style:font-size-asian="18pt" style:font-size-complex="18pt"/>
    </style:style>
    <style:style style:name="P71" style:parent-style-name="Standard" style:family="paragraph">
      <style:text-properties fo:font-size="18pt" style:font-size-asian="18pt" style:font-size-complex="18pt"/>
    </style:style>
    <style:style style:name="P72" style:parent-style-name="Standard" style:family="paragraph">
      <style:text-properties fo:font-size="18pt" style:font-size-asian="18pt" style:font-size-complex="18pt"/>
    </style:style>
    <style:style style:name="P73" style:parent-style-name="Standard" style:family="paragraph">
      <style:text-properties fo:font-size="18pt" style:font-size-asian="18pt" style:font-size-complex="18pt"/>
    </style:style>
    <style:style style:name="P74" style:parent-style-name="Standard" style:family="paragraph">
      <style:text-properties fo:font-size="18pt" style:font-size-asian="18pt" style:font-size-complex="18pt"/>
    </style:style>
    <style:style style:name="P75" style:parent-style-name="Standard" style:family="paragraph">
      <style:text-properties fo:font-size="18pt" style:font-size-asian="18pt" style:font-size-complex="18pt"/>
    </style:style>
    <style:style style:name="P76" style:parent-style-name="Standard" style:family="paragraph">
      <style:text-properties fo:font-size="18pt" style:font-size-asian="18pt" style:font-size-complex="18pt"/>
    </style:style>
    <style:style style:name="P77" style:parent-style-name="Standard" style:family="paragraph">
      <style:text-properties fo:font-size="18pt" style:font-size-asian="18pt" style:font-size-complex="18pt"/>
    </style:style>
    <style:style style:name="P78" style:parent-style-name="Standard" style:family="paragraph">
      <style:text-properties fo:font-size="18pt" style:font-size-asian="18pt" style:font-size-complex="18pt"/>
    </style:style>
    <style:style style:name="P79" style:parent-style-name="Standard" style:family="paragraph">
      <style:text-properties fo:font-size="18pt" style:font-size-asian="18pt" style:font-size-complex="18pt"/>
    </style:style>
    <style:style style:name="P80" style:parent-style-name="Standard" style:family="paragraph">
      <style:text-properties fo:font-size="18pt" style:font-size-asian="18pt" style:font-size-complex="18pt"/>
    </style:style>
    <style:style style:name="P81" style:parent-style-name="Standard" style:family="paragraph">
      <style:text-properties fo:font-size="18pt" style:font-size-asian="18pt" style:font-size-complex="18pt"/>
    </style:style>
    <style:style style:name="P82" style:parent-style-name="Standard" style:family="paragraph">
      <style:text-properties fo:font-size="18pt" style:font-size-asian="18pt" style:font-size-complex="18pt"/>
    </style:style>
    <style:style style:name="P83" style:parent-style-name="Standard" style:family="paragraph">
      <style:text-properties fo:font-size="18pt" style:font-size-asian="18pt" style:font-size-complex="18pt"/>
    </style:style>
    <style:style style:name="P84" style:parent-style-name="Standard" style:family="paragraph">
      <style:text-properties fo:font-size="18pt" style:font-size-asian="18pt" style:font-size-complex="18pt"/>
    </style:style>
    <style:style style:name="P85" style:parent-style-name="Standard" style:family="paragraph">
      <style:text-properties fo:font-size="18pt" style:font-size-asian="18pt" style:font-size-complex="18pt"/>
    </style:style>
    <style:style style:name="P86" style:parent-style-name="Standard" style:family="paragraph">
      <style:text-properties fo:font-size="18pt" style:font-size-asian="18pt" style:font-size-complex="18pt"/>
    </style:style>
    <style:style style:name="P87" style:parent-style-name="Standard" style:family="paragraph">
      <style:text-properties fo:font-size="18pt" style:font-size-asian="18pt" style:font-size-complex="18pt"/>
    </style:style>
    <style:style style:name="P88" style:parent-style-name="Standard" style:family="paragraph">
      <style:text-properties fo:font-size="18pt" style:font-size-asian="18pt" style:font-size-complex="18pt"/>
    </style:style>
    <style:style style:name="P89" style:parent-style-name="Standard" style:family="paragraph">
      <style:text-properties fo:font-size="18pt" style:font-size-asian="18pt" style:font-size-complex="18pt"/>
    </style:style>
    <style:style style:name="P90" style:parent-style-name="Standard" style:family="paragraph">
      <style:text-properties fo:font-size="18pt" style:font-size-asian="18pt" style:font-size-complex="18pt"/>
    </style:style>
    <style:style style:name="P91" style:parent-style-name="Standard" style:family="paragraph">
      <style:text-properties fo:font-size="18pt" style:font-size-asian="18pt" style:font-size-complex="18pt"/>
    </style:style>
    <style:style style:name="P92" style:parent-style-name="Standard" style:family="paragraph">
      <style:text-properties fo:font-size="18pt" style:font-size-asian="18pt" style:font-size-complex="18pt"/>
    </style:style>
    <style:style style:name="P93" style:parent-style-name="Standard" style:family="paragraph">
      <style:text-properties fo:font-size="18pt" style:font-size-asian="18pt" style:font-size-complex="18pt"/>
    </style:style>
    <style:style style:name="P94" style:parent-style-name="Standard" style:family="paragraph">
      <style:text-properties fo:font-size="18pt" style:font-size-asian="18pt" style:font-size-complex="18pt"/>
    </style:style>
    <style:style style:name="P95" style:parent-style-name="Standard" style:family="paragraph">
      <style:text-properties fo:font-size="18pt" style:font-size-asian="18pt" style:font-size-complex="18pt"/>
    </style:style>
    <style:style style:name="P96" style:parent-style-name="Standard" style:family="paragraph">
      <style:text-properties fo:font-size="18pt" style:font-size-asian="18pt" style:font-size-complex="18pt"/>
    </style:style>
    <style:style style:name="P97" style:parent-style-name="Standard" style:family="paragraph">
      <style:text-properties fo:font-size="18pt" style:font-size-asian="18pt" style:font-size-complex="18pt"/>
    </style:style>
    <style:style style:name="P98" style:parent-style-name="Standard" style:family="paragraph">
      <style:text-properties fo:font-size="18pt" style:font-size-asian="18pt" style:font-size-complex="18pt"/>
    </style:style>
    <style:style style:name="P99" style:parent-style-name="Standard" style:family="paragraph">
      <style:text-properties fo:font-size="18pt" style:font-size-asian="18pt" style:font-size-complex="18pt"/>
    </style:style>
    <style:style style:name="P100" style:parent-style-name="Standard" style:family="paragraph">
      <style:text-properties fo:font-size="18pt" style:font-size-asian="18pt" style:font-size-complex="18pt"/>
    </style:style>
    <style:style style:name="P101" style:parent-style-name="Standard" style:family="paragraph">
      <style:text-properties fo:font-size="18pt" style:font-size-asian="18pt" style:font-size-complex="18pt"/>
    </style:style>
    <style:style style:name="P102" style:parent-style-name="Standard" style:family="paragraph">
      <style:text-properties fo:font-size="18pt" style:font-size-asian="18pt" style:font-size-complex="18pt"/>
    </style:style>
    <style:style style:name="P103" style:parent-style-name="Standard" style:family="paragraph">
      <style:text-properties fo:font-size="18pt" style:font-size-asian="18pt" style:font-size-complex="18pt"/>
    </style:style>
    <style:style style:name="P104" style:parent-style-name="Standard" style:family="paragraph">
      <style:text-properties fo:font-size="18pt" style:font-size-asian="18pt" style:font-size-complex="18pt"/>
    </style:style>
    <style:style style:name="P105" style:parent-style-name="Standard" style:family="paragraph">
      <style:text-properties fo:font-size="18pt" style:font-size-asian="18pt" style:font-size-complex="18pt"/>
    </style:style>
    <style:style style:name="P106" style:parent-style-name="Standard" style:family="paragraph">
      <style:text-properties fo:font-size="18pt" style:font-size-asian="18pt" style:font-size-complex="18pt"/>
    </style:style>
    <style:style style:name="P107" style:parent-style-name="Standard" style:family="paragraph">
      <style:text-properties fo:font-size="18pt" style:font-size-asian="18pt" style:font-size-complex="18pt"/>
    </style:style>
    <style:style style:name="P108" style:parent-style-name="Standard" style:family="paragraph">
      <style:text-properties fo:font-size="18pt" style:font-size-asian="18pt" style:font-size-complex="18pt"/>
    </style:style>
    <style:style style:name="P109" style:parent-style-name="Standard" style:family="paragraph">
      <style:text-properties fo:font-size="18pt" style:font-size-asian="18pt" style:font-size-complex="18pt"/>
    </style:style>
    <style:style style:name="P110" style:parent-style-name="Standard" style:family="paragraph">
      <style:text-properties fo:font-size="18pt" style:font-size-asian="18pt" style:font-size-complex="18pt"/>
    </style:style>
    <style:style style:name="P111" style:parent-style-name="Standard" style:family="paragraph">
      <style:text-properties fo:font-size="18pt" style:font-size-asian="18pt" style:font-size-complex="18pt"/>
    </style:style>
    <style:style style:name="P112" style:parent-style-name="Standard" style:family="paragraph">
      <style:text-properties fo:font-size="18pt" style:font-size-asian="18pt" style:font-size-complex="18pt"/>
    </style:style>
    <style:style style:name="P113" style:parent-style-name="Standard" style:family="paragraph">
      <style:text-properties fo:font-size="18pt" style:font-size-asian="18pt" style:font-size-complex="18pt"/>
    </style:style>
    <style:style style:name="P114" style:parent-style-name="Standard" style:family="paragraph">
      <style:text-properties fo:font-size="18pt" style:font-size-asian="18pt" style:font-size-complex="18pt"/>
    </style:style>
    <style:style style:name="P115" style:parent-style-name="Standard" style:family="paragraph">
      <style:text-properties fo:font-size="18pt" style:font-size-asian="18pt" style:font-size-complex="18pt"/>
    </style:style>
    <style:style style:name="P116" style:parent-style-name="Standard" style:family="paragraph">
      <style:text-properties fo:font-size="18pt" style:font-size-asian="18pt" style:font-size-complex="18pt"/>
    </style:style>
    <style:style style:name="P117" style:parent-style-name="Standard" style:family="paragraph">
      <style:text-properties fo:font-size="18pt" style:font-size-asian="18pt" style:font-size-complex="18pt"/>
    </style:style>
    <style:style style:name="P118" style:parent-style-name="Standard" style:family="paragraph">
      <style:text-properties fo:font-size="18pt" style:font-size-asian="18pt" style:font-size-complex="18pt"/>
    </style:style>
    <style:style style:name="P119" style:parent-style-name="Standard" style:family="paragraph">
      <style:text-properties fo:font-size="18pt" style:font-size-asian="18pt" style:font-size-complex="18pt"/>
    </style:style>
    <style:style style:name="P120" style:parent-style-name="Standard" style:family="paragraph">
      <style:text-properties fo:font-size="18pt" style:font-size-asian="18pt" style:font-size-complex="18pt"/>
    </style:style>
    <style:style style:name="P121" style:parent-style-name="Standard" style:family="paragraph">
      <style:text-properties fo:font-size="18pt" style:font-size-asian="18pt" style:font-size-complex="18pt"/>
    </style:style>
    <style:style style:name="P122" style:parent-style-name="Standard" style:family="paragraph">
      <style:text-properties fo:font-size="18pt" style:font-size-asian="18pt" style:font-size-complex="18pt"/>
    </style:style>
    <style:style style:name="P123" style:parent-style-name="Standard" style:family="paragraph">
      <style:text-properties fo:font-size="18pt" style:font-size-asian="18pt" style:font-size-complex="18pt"/>
    </style:style>
    <style:style style:name="P124" style:parent-style-name="Standard" style:family="paragraph">
      <style:text-properties fo:font-size="18pt" style:font-size-asian="18pt" style:font-size-complex="18pt"/>
    </style:style>
    <style:style style:name="P125" style:parent-style-name="Standard" style:family="paragraph">
      <style:text-properties fo:font-size="18pt" style:font-size-asian="18pt" style:font-size-complex="18pt"/>
    </style:style>
    <style:style style:name="P126" style:parent-style-name="Standard" style:family="paragraph">
      <style:text-properties fo:font-size="18pt" style:font-size-asian="18pt" style:font-size-complex="18pt"/>
    </style:style>
    <style:style style:name="P127" style:parent-style-name="Standard" style:family="paragraph">
      <style:text-properties fo:font-size="18pt" style:font-size-asian="18pt" style:font-size-complex="18pt"/>
    </style:style>
    <style:style style:name="P128" style:parent-style-name="Standard" style:family="paragraph">
      <style:text-properties fo:font-size="18pt" style:font-size-asian="18pt" style:font-size-complex="18pt"/>
    </style:style>
    <style:style style:name="P129" style:parent-style-name="Standard" style:family="paragraph">
      <style:text-properties fo:font-size="18pt" style:font-size-asian="18pt" style:font-size-complex="18pt"/>
    </style:style>
    <style:style style:name="P130" style:parent-style-name="Standard" style:family="paragraph">
      <style:text-properties fo:font-size="18pt" style:font-size-asian="18pt" style:font-size-complex="18pt"/>
    </style:style>
    <style:style style:name="P131" style:parent-style-name="Standard" style:family="paragraph">
      <style:text-properties fo:font-size="18pt" style:font-size-asian="18pt" style:font-size-complex="18pt"/>
    </style:style>
    <style:style style:name="P132" style:parent-style-name="Standard" style:family="paragraph">
      <style:text-properties fo:font-size="18pt" style:font-size-asian="18pt" style:font-size-complex="18pt"/>
    </style:style>
    <style:style style:name="P133" style:parent-style-name="Standard" style:family="paragraph">
      <style:text-properties fo:font-size="18pt" style:font-size-asian="18pt" style:font-size-complex="18pt"/>
    </style:style>
    <style:style style:name="P134" style:parent-style-name="Standard" style:family="paragraph">
      <style:text-properties fo:font-size="18pt" style:font-size-asian="18pt" style:font-size-complex="18pt"/>
    </style:style>
    <style:style style:name="P135" style:parent-style-name="Standard" style:family="paragraph">
      <style:text-properties fo:font-size="18pt" style:font-size-asian="18pt" style:font-size-complex="18pt"/>
    </style:style>
    <style:style style:name="P136" style:parent-style-name="Standard" style:family="paragraph">
      <style:text-properties fo:font-size="18pt" style:font-size-asian="18pt" style:font-size-complex="18pt"/>
    </style:style>
    <style:style style:name="P137" style:parent-style-name="Standard" style:family="paragraph">
      <style:text-properties fo:font-size="18pt" style:font-size-asian="18pt" style:font-size-complex="18pt"/>
    </style:style>
    <style:style style:name="P138" style:parent-style-name="Standard" style:family="paragraph">
      <style:text-properties fo:font-size="18pt" style:font-size-asian="18pt" style:font-size-complex="18pt"/>
    </style:style>
    <style:style style:name="P139" style:parent-style-name="Standard" style:family="paragraph">
      <style:text-properties fo:font-size="18pt" style:font-size-asian="18pt" style:font-size-complex="18pt"/>
    </style:style>
    <style:style style:name="P140" style:parent-style-name="Standard" style:family="paragraph">
      <style:text-properties fo:font-size="18pt" style:font-size-asian="18pt" style:font-size-complex="18pt"/>
    </style:style>
    <style:style style:name="P141" style:parent-style-name="Standard" style:family="paragraph">
      <style:text-properties fo:font-size="18pt" style:font-size-asian="18pt" style:font-size-complex="18pt"/>
    </style:style>
    <style:style style:name="P142" style:parent-style-name="Standard" style:family="paragraph">
      <style:text-properties fo:font-size="18pt" style:font-size-asian="18pt" style:font-size-complex="18pt"/>
    </style:style>
    <style:style style:name="P143" style:parent-style-name="Standard" style:family="paragraph">
      <style:text-properties fo:font-size="18pt" style:font-size-asian="18pt" style:font-size-complex="18pt"/>
    </style:style>
    <style:style style:name="P144" style:parent-style-name="Standard" style:family="paragraph">
      <style:text-properties fo:font-size="18pt" style:font-size-asian="18pt" style:font-size-complex="18pt"/>
    </style:style>
    <style:style style:name="P145" style:parent-style-name="Standard" style:family="paragraph">
      <style:text-properties fo:font-size="18pt" style:font-size-asian="18pt" style:font-size-complex="18pt"/>
    </style:style>
    <style:style style:name="P146" style:parent-style-name="Standard" style:family="paragraph">
      <style:text-properties fo:font-size="18pt" style:font-size-asian="18pt" style:font-size-complex="18pt"/>
    </style:style>
    <style:style style:name="P147" style:parent-style-name="Standard" style:family="paragraph">
      <style:text-properties fo:font-size="18pt" style:font-size-asian="18pt" style:font-size-complex="18pt"/>
    </style:style>
    <style:style style:name="P148" style:parent-style-name="Standard" style:family="paragraph">
      <style:text-properties fo:font-size="18pt" style:font-size-asian="18pt" style:font-size-complex="18pt"/>
    </style:style>
    <style:style style:name="P149" style:parent-style-name="Standard" style:family="paragraph">
      <style:text-properties fo:font-size="18pt" style:font-size-asian="18pt" style:font-size-complex="18pt"/>
    </style:style>
    <style:style style:name="P150" style:parent-style-name="Standard" style:family="paragraph">
      <style:text-properties fo:font-size="18pt" style:font-size-asian="18pt" style:font-size-complex="18pt"/>
    </style:style>
    <style:style style:name="P151" style:parent-style-name="Standard" style:family="paragraph">
      <style:text-properties fo:font-size="18pt" style:font-size-asian="18pt" style:font-size-complex="18pt"/>
    </style:style>
    <style:style style:name="P152" style:parent-style-name="Standard" style:family="paragraph">
      <style:text-properties fo:font-size="18pt" style:font-size-asian="18pt" style:font-size-complex="18pt"/>
    </style:style>
    <style:style style:name="P153" style:parent-style-name="Standard" style:family="paragraph">
      <style:text-properties fo:font-size="18pt" style:font-size-asian="18pt" style:font-size-complex="18pt"/>
    </style:style>
    <style:style style:name="P154" style:parent-style-name="Standard" style:family="paragraph">
      <style:text-properties fo:font-size="18pt" style:font-size-asian="18pt" style:font-size-complex="18pt"/>
    </style:style>
    <style:style style:name="P155" style:parent-style-name="Standard" style:family="paragraph">
      <style:text-properties fo:font-size="18pt" style:font-size-asian="18pt" style:font-size-complex="18pt"/>
    </style:style>
    <style:style style:name="P156" style:parent-style-name="Standard" style:family="paragraph">
      <style:text-properties fo:font-size="18pt" style:font-size-asian="18pt" style:font-size-complex="18pt"/>
    </style:style>
    <style:style style:name="P157" style:parent-style-name="Standard" style:family="paragraph">
      <style:text-properties fo:font-size="18pt" style:font-size-asian="18pt" style:font-size-complex="18pt"/>
    </style:style>
    <style:style style:name="P158" style:parent-style-name="Standard" style:family="paragraph">
      <style:text-properties fo:font-size="18pt" style:font-size-asian="18pt" style:font-size-complex="18pt"/>
    </style:style>
    <style:style style:name="P159" style:parent-style-name="Standard" style:family="paragraph">
      <style:text-properties fo:font-size="18pt" style:font-size-asian="18pt" style:font-size-complex="18pt"/>
    </style:style>
    <style:style style:name="P160" style:parent-style-name="Standard" style:family="paragraph">
      <style:text-properties fo:font-size="18pt" style:font-size-asian="18pt" style:font-size-complex="18pt"/>
    </style:style>
    <style:style style:name="P161" style:parent-style-name="Standard" style:family="paragraph">
      <style:text-properties fo:font-size="18pt" style:font-size-asian="18pt" style:font-size-complex="18pt"/>
    </style:style>
    <style:style style:name="P162" style:parent-style-name="Standard" style:family="paragraph">
      <style:text-properties fo:font-size="18pt" style:font-size-asian="18pt" style:font-size-complex="18pt"/>
    </style:style>
    <style:style style:name="P163" style:parent-style-name="Standard" style:family="paragraph">
      <style:text-properties fo:font-size="18pt" style:font-size-asian="18pt" style:font-size-complex="18pt"/>
    </style:style>
    <style:style style:name="P164" style:parent-style-name="Standard" style:family="paragraph">
      <style:text-properties fo:font-size="18pt" style:font-size-asian="18pt" style:font-size-complex="18pt"/>
    </style:style>
    <style:style style:name="P165" style:parent-style-name="Standard" style:family="paragraph">
      <style:text-properties fo:font-size="18pt" style:font-size-asian="18pt" style:font-size-complex="18pt"/>
    </style:style>
    <style:style style:name="P166" style:parent-style-name="Standard" style:family="paragraph">
      <style:text-properties fo:font-size="18pt" style:font-size-asian="18pt" style:font-size-complex="18pt"/>
    </style:style>
    <style:style style:name="P167" style:parent-style-name="Standard" style:family="paragraph">
      <style:text-properties fo:font-size="18pt" style:font-size-asian="18pt" style:font-size-complex="18pt"/>
    </style:style>
    <style:style style:name="P168" style:parent-style-name="Standard" style:family="paragraph">
      <style:text-properties fo:font-size="18pt" style:font-size-asian="18pt" style:font-size-complex="18pt"/>
    </style:style>
    <style:style style:name="P169" style:parent-style-name="Standard" style:family="paragraph">
      <style:text-properties fo:font-size="18pt" style:font-size-asian="18pt" style:font-size-complex="18pt"/>
    </style:style>
    <style:style style:name="P170" style:parent-style-name="Standard" style:family="paragraph">
      <style:text-properties fo:font-size="18pt" style:font-size-asian="18pt" style:font-size-complex="18pt"/>
    </style:style>
    <style:style style:name="P171" style:parent-style-name="Standard" style:family="paragraph">
      <style:text-properties fo:font-size="18pt" style:font-size-asian="18pt" style:font-size-complex="18pt"/>
    </style:style>
    <style:style style:name="P172" style:parent-style-name="Standard" style:family="paragraph">
      <style:text-properties fo:font-size="18pt" style:font-size-asian="18pt" style:font-size-complex="18pt"/>
    </style:style>
    <style:style style:name="P173" style:parent-style-name="Standard" style:family="paragraph">
      <style:text-properties fo:font-size="18pt" style:font-size-asian="18pt" style:font-size-complex="18pt"/>
    </style:style>
    <style:style style:name="P174" style:parent-style-name="Standard" style:family="paragraph">
      <style:text-properties fo:font-size="18pt" style:font-size-asian="18pt" style:font-size-complex="18pt"/>
    </style:style>
    <style:style style:name="P175" style:parent-style-name="Standard" style:family="paragraph">
      <style:text-properties fo:font-size="18pt" style:font-size-asian="18pt" style:font-size-complex="18pt"/>
    </style:style>
    <style:style style:name="P176" style:parent-style-name="Standard" style:family="paragraph">
      <style:text-properties fo:font-size="18pt" style:font-size-asian="18pt" style:font-size-complex="18pt"/>
    </style:style>
    <style:style style:name="P177" style:parent-style-name="Standard" style:family="paragraph">
      <style:text-properties fo:font-size="18pt" style:font-size-asian="18pt" style:font-size-complex="18pt"/>
    </style:style>
    <style:style style:name="P178" style:parent-style-name="Standard" style:family="paragraph">
      <style:text-properties fo:font-size="18pt" style:font-size-asian="18pt" style:font-size-complex="18pt"/>
    </style:style>
    <style:style style:name="P179" style:parent-style-name="Standard" style:family="paragraph">
      <style:text-properties fo:font-size="18pt" style:font-size-asian="18pt" style:font-size-complex="18pt"/>
    </style:style>
    <style:style style:name="P180" style:parent-style-name="Standard" style:family="paragraph">
      <style:text-properties fo:font-size="18pt" style:font-size-asian="18pt" style:font-size-complex="18pt"/>
    </style:style>
    <style:style style:name="P181" style:parent-style-name="Standard" style:family="paragraph">
      <style:text-properties fo:font-size="18pt" style:font-size-asian="18pt" style:font-size-complex="18pt"/>
    </style:style>
    <style:style style:name="P182" style:parent-style-name="Standard" style:family="paragraph">
      <style:text-properties fo:font-size="18pt" style:font-size-asian="18pt" style:font-size-complex="18pt"/>
    </style:style>
    <style:style style:name="P183" style:parent-style-name="Standard" style:family="paragraph">
      <style:text-properties fo:font-size="18pt" style:font-size-asian="18pt" style:font-size-complex="18pt"/>
    </style:style>
    <style:style style:name="P184" style:parent-style-name="Standard" style:family="paragraph">
      <style:text-properties fo:font-size="18pt" style:font-size-asian="18pt" style:font-size-complex="18pt"/>
    </style:style>
    <style:style style:name="P185" style:parent-style-name="Standard" style:family="paragraph">
      <style:text-properties fo:font-size="18pt" style:font-size-asian="18pt" style:font-size-complex="18pt"/>
    </style:style>
    <style:style style:name="P186" style:parent-style-name="Standard" style:family="paragraph">
      <style:text-properties fo:font-size="18pt" style:font-size-asian="18pt" style:font-size-complex="18pt"/>
    </style:style>
    <style:style style:name="P187" style:parent-style-name="Standard" style:family="paragraph">
      <style:text-properties fo:font-size="18pt" style:font-size-asian="18pt" style:font-size-complex="18pt"/>
    </style:style>
    <style:style style:name="P188" style:parent-style-name="Standard" style:family="paragraph">
      <style:text-properties fo:font-size="18pt" style:font-size-asian="18pt" style:font-size-complex="18pt"/>
    </style:style>
    <style:style style:name="P189" style:parent-style-name="Standard" style:family="paragraph">
      <style:text-properties fo:font-size="18pt" style:font-size-asian="18pt" style:font-size-complex="18pt"/>
    </style:style>
    <style:style style:name="P190" style:parent-style-name="Standard" style:family="paragraph">
      <style:text-properties fo:font-size="18pt" style:font-size-asian="18pt" style:font-size-complex="18pt"/>
    </style:style>
    <style:style style:name="P191" style:parent-style-name="Standard" style:family="paragraph">
      <style:text-properties fo:font-size="18pt" style:font-size-asian="18pt" style:font-size-complex="18pt"/>
    </style:style>
    <style:style style:name="P192" style:parent-style-name="Standard" style:family="paragraph">
      <style:text-properties fo:font-size="18pt" style:font-size-asian="18pt" style:font-size-complex="18pt"/>
    </style:style>
    <style:style style:name="P193" style:parent-style-name="Standard" style:family="paragraph">
      <style:text-properties fo:font-size="18pt" style:font-size-asian="18pt" style:font-size-complex="18pt"/>
    </style:style>
    <style:style style:name="P194" style:parent-style-name="Standard" style:family="paragraph">
      <style:text-properties fo:font-size="18pt" style:font-size-asian="18pt" style:font-size-complex="18pt"/>
    </style:style>
    <style:style style:name="P195" style:parent-style-name="Standard" style:family="paragraph">
      <style:text-properties fo:font-size="18pt" style:font-size-asian="18pt" style:font-size-complex="18pt"/>
    </style:style>
    <style:style style:name="P196" style:parent-style-name="Standard" style:family="paragraph">
      <style:text-properties fo:font-size="18pt" style:font-size-asian="18pt" style:font-size-complex="18pt"/>
    </style:style>
    <style:style style:name="P197" style:parent-style-name="Standard" style:family="paragraph">
      <style:text-properties fo:font-size="18pt" style:font-size-asian="18pt" style:font-size-complex="18pt"/>
    </style:style>
    <style:style style:name="P198" style:parent-style-name="Standard" style:family="paragraph">
      <style:text-properties fo:font-size="18pt" style:font-size-asian="18pt" style:font-size-complex="18pt"/>
    </style:style>
    <style:style style:name="P199" style:parent-style-name="Standard" style:family="paragraph">
      <style:text-properties fo:font-size="18pt" style:font-size-asian="18pt" style:font-size-complex="18pt"/>
    </style:style>
    <style:style style:name="P200" style:parent-style-name="Standard" style:family="paragraph">
      <style:text-properties fo:font-size="18pt" style:font-size-asian="18pt" style:font-size-complex="18pt"/>
    </style:style>
    <style:style style:name="P201" style:parent-style-name="Standard" style:family="paragraph">
      <style:text-properties fo:font-size="18pt" style:font-size-asian="18pt" style:font-size-complex="18pt"/>
    </style:style>
    <style:style style:name="P202" style:parent-style-name="Standard" style:family="paragraph">
      <style:text-properties fo:font-size="18pt" style:font-size-asian="18pt" style:font-size-complex="18pt"/>
    </style:style>
    <style:style style:name="P203" style:parent-style-name="Standard" style:family="paragraph">
      <style:text-properties fo:font-size="18pt" style:font-size-asian="18pt" style:font-size-complex="18pt"/>
    </style:style>
    <style:style style:name="P204" style:parent-style-name="Standard" style:family="paragraph">
      <style:text-properties fo:font-size="18pt" style:font-size-asian="18pt" style:font-size-complex="18pt"/>
    </style:style>
    <style:style style:name="P205" style:parent-style-name="Standard" style:family="paragraph">
      <style:text-properties fo:font-size="18pt" style:font-size-asian="18pt" style:font-size-complex="18pt"/>
    </style:style>
    <style:style style:name="P206" style:parent-style-name="Standard" style:family="paragraph">
      <style:text-properties fo:font-size="18pt" style:font-size-asian="18pt" style:font-size-complex="18pt"/>
    </style:style>
    <style:style style:name="P207" style:parent-style-name="Standard" style:family="paragraph">
      <style:text-properties fo:font-size="18pt" style:font-size-asian="18pt" style:font-size-complex="18pt"/>
    </style:style>
    <style:style style:name="P208" style:parent-style-name="Standard" style:family="paragraph">
      <style:text-properties fo:font-size="18pt" style:font-size-asian="18pt" style:font-size-complex="18pt"/>
    </style:style>
    <style:style style:name="P209" style:parent-style-name="Standard" style:family="paragraph">
      <style:text-properties fo:font-size="18pt" style:font-size-asian="18pt" style:font-size-complex="18pt"/>
    </style:style>
    <style:style style:name="P210" style:parent-style-name="Standard" style:family="paragraph">
      <style:text-properties fo:font-size="18pt" style:font-size-asian="18pt" style:font-size-complex="18pt"/>
    </style:style>
    <style:style style:name="P211" style:parent-style-name="Standard" style:family="paragraph">
      <style:text-properties fo:font-size="18pt" style:font-size-asian="18pt" style:font-size-complex="18pt"/>
    </style:style>
    <style:style style:name="P212" style:parent-style-name="Standard" style:family="paragraph">
      <style:text-properties fo:font-size="18pt" style:font-size-asian="18pt" style:font-size-complex="18pt"/>
    </style:style>
    <style:style style:name="P213" style:parent-style-name="Standard" style:family="paragraph">
      <style:text-properties fo:font-size="18pt" style:font-size-asian="18pt" style:font-size-complex="18pt"/>
    </style:style>
    <style:style style:name="P214" style:parent-style-name="Standard" style:family="paragraph">
      <style:text-properties fo:font-size="18pt" style:font-size-asian="18pt" style:font-size-complex="18pt"/>
    </style:style>
    <style:style style:name="P215" style:parent-style-name="Standard" style:family="paragraph">
      <style:text-properties fo:font-size="18pt" style:font-size-asian="18pt" style:font-size-complex="18pt"/>
    </style:style>
    <style:style style:name="P216" style:parent-style-name="Standard" style:family="paragraph">
      <style:text-properties fo:font-size="18pt" style:font-size-asian="18pt" style:font-size-complex="18pt"/>
    </style:style>
    <style:style style:name="P217" style:parent-style-name="Standard" style:family="paragraph">
      <style:text-properties fo:font-size="18pt" style:font-size-asian="18pt" style:font-size-complex="18pt"/>
    </style:style>
    <style:style style:name="P218" style:parent-style-name="Standard" style:family="paragraph">
      <style:text-properties fo:font-size="18pt" style:font-size-asian="18pt" style:font-size-complex="18pt"/>
    </style:style>
    <style:style style:name="P219" style:parent-style-name="Standard" style:family="paragraph">
      <style:text-properties fo:font-size="18pt" style:font-size-asian="18pt" style:font-size-complex="18pt"/>
    </style:style>
    <style:style style:name="P220" style:parent-style-name="Standard" style:family="paragraph">
      <style:text-properties fo:font-size="18pt" style:font-size-asian="18pt" style:font-size-complex="18pt"/>
    </style:style>
    <style:style style:name="P221" style:parent-style-name="Standard" style:family="paragraph">
      <style:text-properties fo:font-size="18pt" style:font-size-asian="18pt" style:font-size-complex="18pt"/>
    </style:style>
    <style:style style:name="P222" style:parent-style-name="Standard" style:family="paragraph">
      <style:text-properties fo:font-size="18pt" style:font-size-asian="18pt" style:font-size-complex="18pt"/>
    </style:style>
    <style:style style:name="P223" style:parent-style-name="Standard" style:family="paragraph">
      <style:text-properties fo:font-size="18pt" style:font-size-asian="18pt" style:font-size-complex="18pt"/>
    </style:style>
    <style:style style:name="P224" style:parent-style-name="Standard" style:family="paragraph">
      <style:text-properties fo:font-size="18pt" style:font-size-asian="18pt" style:font-size-complex="18pt"/>
    </style:style>
    <style:style style:name="P225" style:parent-style-name="Standard" style:family="paragraph">
      <style:text-properties fo:font-size="18pt" style:font-size-asian="18pt" style:font-size-complex="18pt"/>
    </style:style>
    <style:style style:name="P226" style:parent-style-name="Standard" style:family="paragraph">
      <style:text-properties fo:font-size="18pt" style:font-size-asian="18pt" style:font-size-complex="18pt"/>
    </style:style>
    <style:style style:name="P227" style:parent-style-name="Standard" style:family="paragraph">
      <style:text-properties fo:font-size="18pt" style:font-size-asian="18pt" style:font-size-complex="18pt"/>
    </style:style>
    <style:style style:name="P228" style:parent-style-name="Standard" style:family="paragraph">
      <style:text-properties fo:font-size="18pt" style:font-size-asian="18pt" style:font-size-complex="18pt"/>
    </style:style>
    <style:style style:name="P229" style:parent-style-name="Standard" style:family="paragraph">
      <style:text-properties fo:font-size="18pt" style:font-size-asian="18pt" style:font-size-complex="18pt"/>
    </style:style>
    <style:style style:name="P230" style:parent-style-name="Standard" style:family="paragraph">
      <style:text-properties fo:font-size="18pt" style:font-size-asian="18pt" style:font-size-complex="18pt"/>
    </style:style>
    <style:style style:name="P231" style:parent-style-name="Standard" style:family="paragraph">
      <style:text-properties fo:font-size="18pt" style:font-size-asian="18pt" style:font-size-complex="18pt"/>
    </style:style>
    <style:style style:name="P232" style:parent-style-name="Standard" style:family="paragraph">
      <style:text-properties fo:font-size="18pt" style:font-size-asian="18pt" style:font-size-complex="18pt"/>
    </style:style>
    <style:style style:name="P233" style:parent-style-name="Standard" style:family="paragraph">
      <style:text-properties fo:font-size="18pt" style:font-size-asian="18pt" style:font-size-complex="18pt"/>
    </style:style>
    <style:style style:name="P234" style:parent-style-name="Standard" style:family="paragraph">
      <style:text-properties fo:font-size="18pt" style:font-size-asian="18pt" style:font-size-complex="18pt"/>
    </style:style>
    <style:style style:name="P235" style:parent-style-name="Standard" style:family="paragraph">
      <style:text-properties fo:font-size="18pt" style:font-size-asian="18pt" style:font-size-complex="18pt"/>
    </style:style>
    <style:style style:name="P236" style:parent-style-name="Standard" style:family="paragraph">
      <style:text-properties fo:font-size="18pt" style:font-size-asian="18pt" style:font-size-complex="18pt"/>
    </style:style>
    <style:style style:name="P237" style:parent-style-name="Standard" style:family="paragraph">
      <style:text-properties fo:font-size="18pt" style:font-size-asian="18pt" style:font-size-complex="18pt"/>
    </style:style>
    <style:style style:name="P238" style:parent-style-name="Standard" style:family="paragraph">
      <style:text-properties fo:font-size="18pt" style:font-size-asian="18pt" style:font-size-complex="18pt"/>
    </style:style>
    <style:style style:name="P239" style:parent-style-name="Standard" style:family="paragraph">
      <style:text-properties fo:font-size="18pt" style:font-size-asian="18pt" style:font-size-complex="18pt"/>
    </style:style>
    <style:style style:name="P240" style:parent-style-name="Standard" style:family="paragraph">
      <style:text-properties fo:font-size="18pt" style:font-size-asian="18pt" style:font-size-complex="18pt"/>
    </style:style>
    <style:style style:name="P241" style:parent-style-name="Standard" style:family="paragraph">
      <style:text-properties fo:font-size="18pt" style:font-size-asian="18pt" style:font-size-complex="18pt"/>
    </style:style>
    <style:style style:name="P242" style:parent-style-name="Standard" style:family="paragraph">
      <style:text-properties fo:font-size="18pt" style:font-size-asian="18pt" style:font-size-complex="18pt"/>
    </style:style>
    <style:style style:name="P243" style:parent-style-name="Standard" style:family="paragraph">
      <style:text-properties fo:font-size="18pt" style:font-size-asian="18pt" style:font-size-complex="18pt"/>
    </style:style>
    <style:style style:name="P244" style:parent-style-name="Standard" style:family="paragraph">
      <style:text-properties fo:font-size="18pt" style:font-size-asian="18pt" style:font-size-complex="18pt"/>
    </style:style>
    <style:style style:name="P245" style:parent-style-name="Standard" style:family="paragraph">
      <style:text-properties fo:font-size="18pt" style:font-size-asian="18pt" style:font-size-complex="18pt"/>
    </style:style>
    <style:style style:name="P246" style:parent-style-name="Standard" style:family="paragraph">
      <style:text-properties fo:font-size="18pt" style:font-size-asian="18pt" style:font-size-complex="18pt"/>
    </style:style>
    <style:style style:name="P247" style:parent-style-name="Standard" style:family="paragraph">
      <style:text-properties fo:font-size="18pt" style:font-size-asian="18pt" style:font-size-complex="18pt"/>
    </style:style>
    <style:style style:name="P248" style:parent-style-name="Standard" style:family="paragraph">
      <style:text-properties fo:font-size="18pt" style:font-size-asian="18pt" style:font-size-complex="18pt"/>
    </style:style>
    <style:style style:name="P249" style:parent-style-name="Standard" style:family="paragraph">
      <style:text-properties fo:font-size="18pt" style:font-size-asian="18pt" style:font-size-complex="18pt"/>
    </style:style>
    <style:style style:name="P250" style:parent-style-name="Standard" style:family="paragraph">
      <style:text-properties fo:font-size="18pt" style:font-size-asian="18pt" style:font-size-complex="18pt"/>
    </style:style>
    <style:style style:name="P251" style:parent-style-name="Standard" style:family="paragraph">
      <style:text-properties fo:font-size="18pt" style:font-size-asian="18pt" style:font-size-complex="18pt"/>
    </style:style>
    <style:style style:name="P252" style:parent-style-name="Standard" style:family="paragraph">
      <style:text-properties fo:font-size="18pt" style:font-size-asian="18pt" style:font-size-complex="18pt"/>
    </style:style>
    <style:style style:name="P253" style:parent-style-name="Standard" style:family="paragraph">
      <style:text-properties fo:font-size="18pt" style:font-size-asian="18pt" style:font-size-complex="18pt"/>
    </style:style>
    <style:style style:name="P254" style:parent-style-name="Standard" style:family="paragraph">
      <style:text-properties fo:font-size="18pt" style:font-size-asian="18pt" style:font-size-complex="18pt"/>
    </style:style>
    <style:style style:name="P255" style:parent-style-name="Standard" style:family="paragraph">
      <style:text-properties fo:font-size="18pt" style:font-size-asian="18pt" style:font-size-complex="18pt"/>
    </style:style>
    <style:style style:name="P256" style:parent-style-name="Standard" style:family="paragraph">
      <style:text-properties fo:font-size="18pt" style:font-size-asian="18pt" style:font-size-complex="18pt"/>
    </style:style>
    <style:style style:name="P257" style:parent-style-name="Standard" style:family="paragraph">
      <style:text-properties fo:font-size="18pt" style:font-size-asian="18pt" style:font-size-complex="18pt"/>
    </style:style>
    <style:style style:name="P258" style:parent-style-name="Standard" style:family="paragraph">
      <style:text-properties fo:font-size="18pt" style:font-size-asian="18pt" style:font-size-complex="18pt"/>
    </style:style>
    <style:style style:name="P259" style:parent-style-name="Standard" style:family="paragraph">
      <style:text-properties fo:font-size="18pt" style:font-size-asian="18pt" style:font-size-complex="18pt"/>
    </style:style>
    <style:style style:name="P260" style:parent-style-name="Standard" style:family="paragraph">
      <style:text-properties fo:font-size="18pt" style:font-size-asian="18pt" style:font-size-complex="18pt"/>
    </style:style>
    <style:style style:name="P261" style:parent-style-name="Standard" style:family="paragraph">
      <style:text-properties fo:font-size="18pt" style:font-size-asian="18pt" style:font-size-complex="18pt"/>
    </style:style>
    <style:style style:name="P262" style:parent-style-name="Standard" style:family="paragraph">
      <style:text-properties fo:font-size="18pt" style:font-size-asian="18pt" style:font-size-complex="18pt"/>
    </style:style>
    <style:style style:name="P263" style:parent-style-name="Standard" style:family="paragraph">
      <style:text-properties fo:font-size="18pt" style:font-size-asian="18pt" style:font-size-complex="18pt"/>
    </style:style>
    <style:style style:name="P264" style:parent-style-name="Standard" style:family="paragraph">
      <style:text-properties fo:font-size="18pt" style:font-size-asian="18pt" style:font-size-complex="18pt"/>
    </style:style>
    <style:style style:name="P265" style:parent-style-name="Standard" style:family="paragraph">
      <style:text-properties fo:font-size="18pt" style:font-size-asian="18pt" style:font-size-complex="18pt"/>
    </style:style>
    <style:style style:name="P266" style:parent-style-name="Standard" style:family="paragraph">
      <style:text-properties fo:font-size="18pt" style:font-size-asian="18pt" style:font-size-complex="18pt"/>
    </style:style>
    <style:style style:name="P267" style:parent-style-name="Standard" style:family="paragraph">
      <style:text-properties fo:font-size="18pt" style:font-size-asian="18pt" style:font-size-complex="18pt"/>
    </style:style>
    <style:style style:name="P268" style:parent-style-name="Standard" style:family="paragraph">
      <style:text-properties fo:font-size="18pt" style:font-size-asian="18pt" style:font-size-complex="18pt"/>
    </style:style>
    <style:style style:name="P269" style:parent-style-name="Standard" style:family="paragraph">
      <style:text-properties fo:font-size="18pt" style:font-size-asian="18pt" style:font-size-complex="18pt"/>
    </style:style>
    <style:style style:name="P270" style:parent-style-name="Standard" style:family="paragraph">
      <style:text-properties fo:font-size="18pt" style:font-size-asian="18pt" style:font-size-complex="18pt"/>
    </style:style>
    <style:style style:name="P271" style:parent-style-name="Standard" style:family="paragraph">
      <style:text-properties fo:font-size="18pt" style:font-size-asian="18pt" style:font-size-complex="18pt"/>
    </style:style>
    <style:style style:name="P272" style:parent-style-name="Standard" style:family="paragraph">
      <style:text-properties fo:font-size="18pt" style:font-size-asian="18pt" style:font-size-complex="18pt"/>
    </style:style>
    <style:style style:name="P273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ASHY DRONGO</text:p>
      <text:p text:style-name="P2">* <text:s text:c="3"/>Slim body, overall blackish appearance, distinct red iris and deeply forked tail.</text:p>
      <text:p text:style-name="P3">* <text:s text:c="3"/>Rear crown, sides of neck<text:s/>glossy bluegrey; rest of upperparts slategrey.</text:p>
      <text:p text:style-name="P4">* <text:s text:c="3"/>Throat, breast and flanks darkgrey.</text:p>
      <text:p text:style-name="P5">* <text:s text:c="3"/>bill<text:s/>black and legs black.</text:p>
      <text:p text:style-name="P6"/>
      <text:p text:style-name="P7">HABITAT: Coniferous and broadleaved forest; groves, plantation, secondary growth and</text:p>
      <text:p text:style-name="P8">wooded-gardens.</text:p>
      <text:p text:style-name="P9">DISTRIBUTION: Lower Himalayas from Jammu-Kashmir to Arunachal Pradesh; in</text:p>
      <text:p text:style-name="P10">plains from E Punjab and S Gujarat eastwards and entire peninsular India.</text:p>
      <text:p text:style-name="P11">STATUS: Winters in plains, summers in Himalayas for breeding.</text:p>
      <text:p text:style-name="P12"/>
      <text:p text:style-name="P13"/>
      <text:p text:style-name="P14">ASHY PRINIA</text:p>
      <text:p text:style-name="P15">* <text:s text:c="3"/>Crown and ear-coverts slategrey; eyes deep red.</text:p>
      <text:p text:style-name="P16">* <text:s text:c="3"/>Mantle and upperwings rufousbrown; in breeding plumage mantle becomes slategrey.</text:p>
      <text:p text:style-name="P17">* <text:s text:c="3"/>underparts orangebuff, more deeper on flanks.</text:p>
      <text:p text:style-name="P18">* <text:s text:c="3"/>tail long, rufousbrown and loosely attached with black terminal marks and white tip.</text:p>
      <text:p text:style-name="P19">* <text:s text:c="3"/>White supercilium may or may not be present.</text:p>
      <text:p text:style-name="P20"/>
      <text:p text:style-name="P21">HABITAT: Tall grass and scrub at the edges of deciduous forest and cultivation; reeds</text:p>
      <text:p text:style-name="P22">near rivers and canals; marshes, mangroves, open secondary growth and gardens.</text:p>
      <text:p text:style-name="P23">DISTRIBUTION: Widespread, except parts of the northwest and northeast.</text:p>
      <text:p text:style-name="P24">STATUS: Resident.</text:p>
      <text:p text:style-name="P25"/>
      <text:p text:style-name="P26"/>
      <text:p text:style-name="P27">ASIAN BROWN FLYCATCHER</text:p>
      <text:p text:style-name="P28">* <text:s text:c="3"/>Large head<text:s/>buffwhite, large black eye and conspicuous buffishwhite eyering.</text:p>
      <text:p text:style-name="P29">* <text:s text:c="3"/>upperparts greybrown.</text:p>
      <text:p text:style-name="P30">* <text:s text:c="3"/>Throat, belly and undertail coverts white; breast white with pale brown flanks.</text:p>
      <text:p text:style-name="P31"><text:s text:c="6"/>wash.</text:p>
      <text:p text:style-name="P32">* <text:s text:c="3"/>bill black with extensive orange base to lower mandible; legs black.</text:p>
      <text:p text:style-name="P33"/>
      <text:p text:style-name="P34">HABITAT: Open subtropical broadleaved forest, plantation, groves, wooded gardens and</text:p>
      <text:p text:style-name="P35">edges of sholas.</text:p>
      <text:p text:style-name="P36">DISTRIBUTION: Himalayan foothills, Vindhya range, Madhya Pradesh, Gujarat,</text:p>
      <text:p text:style-name="P37">Western Ghats, E Karnataka.</text:p>
      <text:p text:style-name="P38">STATUS: Summer visitor to Himalayas, locally common resident in Western Ghats,</text:p>
      <text:p text:style-name="P39">scarce winter visitor to most of peninsular India.</text:p>
      <text:p text:style-name="P40"/>
      <text:p text:style-name="P41"/>
      <text:p text:style-name="P42">ASIAN KOEL</text:p>
      <text:p text:style-name="P43"><text:s text:c="5"/>MALE:</text:p>
      <text:p text:style-name="P44">* <text:s text:c="3"/>plumage black; eyes brilliant red</text:p>
      <text:p text:style-name="P45">* <text:s text:c="3"/>bill dull limegreen and decurved; legs black.</text:p>
      <text:p text:style-name="P46">* <text:s text:c="3"/>tail long, black and graduated.</text:p>
      <text:p text:style-name="P47"><text:s/></text:p>
      <text:p text:style-name="P48"><text:s text:c="6"/>FEMALE: upperparts brown with faint green gloss, barred and spotted white or buff;</text:p>
      <text:p text:style-name="P49"><text:s text:c="6"/>underparts white and strongly barred with dark brown ; eyes brilliant red; bill grey</text:p>
      <text:p text:style-name="P50"><text:s text:c="6"/>lime-green and decurved; legs black; tail long, graduated and barred with brown and white.</text:p>
      <text:p text:style-name="P51"/>
      <text:p text:style-name="P52">HABITAT: Lightly wooded country,<text:s/>orchards, groves around cultivation, gardens and</text:p>
      <text:p text:style-name="P53">parks in cities, towns and villages.</text:p>
      <text:p text:style-name="P54">DISTRIBUTION: Widespread.</text:p>
      <text:p text:style-name="P55">STATUS: Summer visitor to parts of the northwest; resident elsewhere.</text:p>
      <text:p text:style-name="P56"/>
      <text:p text:style-name="P57"/>
      <text:p text:style-name="P58">ASIAN OPENBILL STORK</text:p>
      <text:p text:style-name="P59">NON-BREEDING:</text:p>
      <text:p text:style-name="P60">* <text:s text:c="3"/>bill grey,<text:s/>dull-coloured with arching mandibles, remain ‘Open’ when closed.</text:p>
      <text:p text:style-name="P61">* <text:s text:c="3"/>plumage greyishwhite; flight feathers and tail black.</text:p>
      <text:p text:style-name="P62">* <text:s text:c="3"/>Legs dull pink.</text:p>
      <text:p text:style-name="P63"/>
      <text:p text:style-name="P64"><text:s text:c="6"/>BREEDING: Legs reddish and body plumage white.</text:p>
      <text:p text:style-name="P65"/>
      <text:p text:style-name="P66">HABITAT: Freshwater marshes, flooded fields, shallow lakes, jheels, reservoirs.</text:p>
      <text:p text:style-name="P67">DISTRIBUTION: Throughout the country, in the plains, except parts of northwest</text:p>
      <text:p text:style-name="P68">and northeast.</text:p>
      <text:p text:style-name="P69">STATUS: Resident, subject to local movements.</text:p>
      <text:p text:style-name="P70"/>
      <text:p text:style-name="P71"/>
      <text:p text:style-name="P72">ASIAN PARADISE FLYCATCHER</text:p>
      <text:p text:style-name="P73">MALE:</text:p>
      <text:p text:style-name="P74">* <text:s text:c="3"/>plumage white, except underwingcoverts<text:s/>black, outer tail feathers and central shafts to central tail feathers.</text:p>
      <text:p text:style-name="P75">* <text:s text:c="3"/>Head glossy black with prominent crest; eye-ring blue; bill bluegrey; legs black and extremely long tail-streamers.</text:p>
      <text:p text:style-name="P76">* <text:s text:c="3"/>The young male in its first year, very much resembles female; second year, chestnut</text:p>
      <text:p text:style-name="P77"><text:s text:c="6"/>plumage and long tail streamers; in the third year feathers of upperparts white.</text:p>
      <text:p text:style-name="P78"><text:s/></text:p>
      <text:p text:style-name="P79"><text:s text:c="6"/>FEMALE: Mantle and wings rufous, short, square ended rufous tail;<text:s/>head<text:s/>black<text:s/>with short crest and grey throat; underparts greyishwhite.</text:p>
      <text:p text:style-name="P80"/>
      <text:p text:style-name="P81">HABITAT:<text:s/>Well-watered and shady areas in forest, plantations, groves and gardens.</text:p>
      <text:p text:style-name="P82">DISTRIBUTION: Himalayan foothills from Jammu-Kashmir to Arunachal Pradesh,</text:p>
      <text:p text:style-name="P83">NE India and throughout peninsular India.</text:p>
      <text:p text:style-name="P84">STATUS: Resident, subject to local movements.</text:p>
      <text:p text:style-name="P85"/>
      <text:p text:style-name="P86"/>
      <text:p text:style-name="P87">BANK MYNA</text:p>
      <text:p text:style-name="P88">* <text:s text:c="3"/>Crown and ear-coverts glossy black with tufted forehead; rest of body plumage blue-grey.</text:p>
      <text:p text:style-name="P89">* <text:s text:c="3"/>Bill and legs orangeyellow; orbital skin orangered.</text:p>
      <text:p text:style-name="P90">* <text:s text:c="3"/>Wing-patch, underwingcoverts and tail-tip orangebuff.</text:p>
      <text:p text:style-name="P91"/>
      <text:p text:style-name="P92">HABITAT: Near human habitation, irrigated cultivation, sewage farms and damp</text:p>
      <text:p text:style-name="P93">grassland.</text:p>
      <text:p text:style-name="P94">DISTRIBUTION: Common and patchily distributed in continental and peninsular India</text:p>
      <text:p text:style-name="P95">south to Maharashtra, Madhya Pradesh and Orissa.</text:p>
      <text:p text:style-name="P96">STATUS: Resident.</text:p>
      <text:p text:style-name="P97"/>
      <text:p text:style-name="P98"/>
      <text:p text:style-name="P99">BAR-HEADED GOOSE</text:p>
      <text:p text:style-name="P100">* <text:s text:c="3"/>Plumage palegrey ; head white with two black bars.</text:p>
      <text:p text:style-name="P101">* <text:s text:c="3"/>Bill yellow with black tip.</text:p>
      <text:p text:style-name="P102">* <text:s text:c="3"/>White line down dark neck.</text:p>
      <text:p text:style-name="P103">* <text:s text:c="3"/>Legs and feet orangeyellow.</text:p>
      <text:p text:style-name="P104"/>
      <text:p text:style-name="P105">HABITAT: Large lakes, jheels, rivers and crops near wetlands.</text:p>
      <text:p text:style-name="P106">DISTRIBUTION: Mainly in north Indian states. Frequent visitor to Gujarat, Bengal,</text:p>
      <text:p text:style-name="P107">Assam and<text:s/>south up to Karnataka.</text:p>
      <text:p text:style-name="P108">STATUS: Winter visitor, breeds in Ladakh.</text:p>
      <text:p text:style-name="P109"/>
      <text:p text:style-name="P110"/>
      <text:p text:style-name="P111">BARN OWL</text:p>
      <text:p text:style-name="P112">* <text:s text:c="3"/>Heart-shaped buffwhite facial disk.</text:p>
      <text:p text:style-name="P113">* <text:s text:c="3"/>Upperparts buff<text:s/>and grey with fine black and white spotting.</text:p>
      <text:p text:style-name="P114">* <text:s text:c="3"/>Underparts white with very fine black spots.</text:p>
      <text:p text:style-name="P115">* <text:s text:c="3"/>Eyes black; bill white in colour; legs white.</text:p>
      <text:p text:style-name="P116"/>
      <text:p text:style-name="P117">HABITAT: Closely associated with human habitations, villages, towns, old forts and ruins, wells and<text:s/>caves; also cultivation, thick foliaged trees and hollow tree trunks.</text:p>
      <text:p text:style-name="P118">DISTRIBUTION: Widespread in the country; but varying locally.</text:p>
      <text:p text:style-name="P119">STATUS: Resident.</text:p>
      <text:p text:style-name="P120"/>
      <text:p text:style-name="P121"/>
      <text:p text:style-name="P122">BAYA WEAVER</text:p>
      <text:p text:style-name="P123">BREEDING MALE:</text:p>
      <text:p text:style-name="P124">* <text:s text:c="3"/>Crown golden yellow, breast yellow; mantle and scapulars yellow with dark brown streaks.</text:p>
      <text:p text:style-name="P125">* <text:s text:c="3"/>Ear-coverts and breast yellow; bill blackishbrown.</text:p>
      <text:p text:style-name="P126"/>
      <text:p text:style-name="P127"><text:s text:c="6"/>NON-BREEDING MALE, FEMALE and JUVENILE lack and breast buff; have less distinct supercilium, heavily streaked <text:s/>upperparts brownishbuff and underparts buff to paler yellowish which may be unstreaked or poorly streaked on sides of flanks. <text:s text:c="10"/></text:p>
      <text:p text:style-name="P128"/>
      <text:p text:style-name="P129">HABITAT: Cultivation, grassland and secondary scrub with acacias and palm trees.</text:p>
      <text:p text:style-name="P130">DISTRIBUTION: Widespread, except parts of northwest, northeast and Himalayas.</text:p>
      <text:p text:style-name="P131">STATUS: Resident, subject to seasonal movements.</text:p>
      <text:p text:style-name="P132"/>
      <text:p text:style-name="P133"/>
      <text:p text:style-name="P134">BLACK BITTERN</text:p>
      <text:p text:style-name="P135"><text:s text:c="2"/>BREEDING MALE:</text:p>
      <text:p text:style-name="P136">* <text:s text:c="4"/>Crown, nape, hindneck and upperparts black.</text:p>
      <text:p text:style-name="P137">* <text:s text:c="4"/>Neck yellow, buff malar stripe extending down side of neck; breast black streaks on whitish foreneck and breast, rest of underparts black.</text:p>
      <text:p text:style-name="P138">*<text:s text:c="5"/>Eyes deep red to golden-brown.</text:p>
      <text:p text:style-name="P139">* <text:s text:c="4"/>Bill red with yellow tip; legs brown.</text:p>
      <text:p text:style-name="P140"/>
      <text:p text:style-name="P141"><text:s text:c="7"/>FEMALE: Upperparts blackishbrown, underparts brown; foreneck and breast strongly streaked with rufous.</text:p>
      <text:p text:style-name="P142"/>
      <text:p text:style-name="P143">HABITAT: Reedbeds, dense thicket in marshes, rice-fields, fast flowing streams;</text:p>
      <text:p text:style-name="P144">mangroves.</text:p>
      <text:p text:style-name="P145">DISTRIBUTION: Punjab, Gujarat, NE, SW and SE India.</text:p>
      <text:p text:style-name="P146">STATUS: Resident, not very common.</text:p>
      <text:p text:style-name="P147"/>
      <text:p text:style-name="P148"/>
      <text:p text:style-name="P149">BLACK BULBUL</text:p>
      <text:p text:style-name="P150">* <text:s text:c="3"/>Plumage grey and very short blackish crest.</text:p>
      <text:p text:style-name="P151">* <text:s text:c="3"/>Bill red, legs red.</text:p>
      <text:p text:style-name="P152">* <text:s text:c="3"/>Pale fringes, undertailcoverts grey and shallow<text:s/>fork to tail.</text:p>
      <text:p text:style-name="P153"/>
      <text:p text:style-name="P154">HABITAT: Tall moist-deciduous and evergreen forest, sholas and shade trees in</text:p>
      <text:p text:style-name="P155">plantations.</text:p>
      <text:p text:style-name="P156">DISTRIBUTION: Himalayas, NE India, Western Ghats from Maharashtra south to <text:s text:c="5"/>Kerala and adjacent hills of Western Tamil Nadu.</text:p>
      <text:p text:style-name="P157">STATUS: Resident.</text:p>
      <text:p text:style-name="P158"/>
      <text:p text:style-name="P159"/>
      <text:p text:style-name="P160">BLACK-CAPPED KINGFISHER</text:p>
      <text:p text:style-name="P161">* <text:s text:c="3"/>Head black; chin, throat, breast white, collar around neck white.</text:p>
      <text:p text:style-name="P162">* <text:s text:c="3"/>Upperparts blue and tail deep purplish-blue; secondaries and rump blue; upperwingcoverts black.</text:p>
      <text:p text:style-name="P163">* <text:s text:c="3"/>Breast orangebuff; bill red, legs red, flank orange.</text:p>
      <text:p text:style-name="P164"/>
      <text:p text:style-name="P165">HABITAT: Mangrove swamps, seashore estuaries, tidal creeks. Often moving upriver above tidal limit; rarely far from coast.</text:p>
      <text:p text:style-name="P166">DISTRIBUTION: Mainly coastal area, sometimes inland large rivers.</text:p>
      <text:p text:style-name="P167">STATUS: Resident.</text:p>
      <text:p text:style-name="P168"/>
      <text:p text:style-name="P169"/>
      <text:p text:style-name="P170">BLACK-CROWNED NIGHT HERON</text:p>
      <text:p text:style-name="P171">* <text:s text:c="3"/>Crown,<text:s/>mantle and scapulars black with green gloss.</text:p>
      <text:p text:style-name="P172">* <text:s text:c="3"/>Head black</text:p>
      <text:p text:style-name="P173">* <text:s text:c="3"/>upperwings grey; underparts greyishwhite.</text:p>
      <text:p text:style-name="P174">* <text:s text:c="3"/>Striking red eye and two or three white plumes on nape.</text:p>
      <text:p text:style-name="P175">* <text:s text:c="3"/>Bill black; legs yellow.</text:p>
      <text:p text:style-name="P176">* <text:s text:c="3"/>Forehead, supercilium, cheeks, throat and breast white.</text:p>
      <text:p text:style-name="P177"/>
      <text:p text:style-name="P178">HABITAT: Lakes, jheels, ponds, stream; estuaries, tidal creeks and mangroves.</text:p>
      <text:p text:style-name="P179">DISTRIBUTION: Widespread.</text:p>
      <text:p text:style-name="P180">STATUS: Resident, subject to local movements.</text:p>
      <text:p text:style-name="P181"/>
      <text:p text:style-name="P182"/>
      <text:p text:style-name="P183">BLACK DRONGO</text:p>
      <text:p text:style-name="P184">* <text:s text:c="3"/>Plumage blueblack; tail forked.</text:p>
      <text:p text:style-name="P185">* <text:s text:c="3"/>White rictal spot usually<text:s/>noticeable.</text:p>
      <text:p text:style-name="P186">* <text:s text:c="3"/>Bill and legs black, iris dark blackish-red.</text:p>
      <text:p text:style-name="P187"/>
      <text:p text:style-name="P188">HABITAT: Open country, open cultivation, near human habitation in forest and cattle</text:p>
      <text:p text:style-name="P189">grazing ground.</text:p>
      <text:p text:style-name="P190">DISTRIBUTION: Very common and widespread in plains and hills.</text:p>
      <text:p text:style-name="P191">STATUS: Resident, subject to local and altitudinal movements.</text:p>
      <text:p text:style-name="P192"/>
      <text:p text:style-name="P193"/>
      <text:p text:style-name="P194">BLACK FRANCOLIN</text:p>
      <text:p text:style-name="P195"><text:s text:c="4"/>MALE:</text:p>
      <text:p text:style-name="P196">* <text:s text:c="3"/>Face black with white ear-covert patch; rufous band on neck.</text:p>
      <text:p text:style-name="P197">* <text:s text:c="3"/>Neck Black and white spots.</text:p>
      <text:p text:style-name="P198">* <text:s text:c="3"/>Upper mantle and underparts black with white spottings.</text:p>
      <text:p text:style-name="P199">* <text:s text:c="3"/>Black and white barring on<text:s/>neck, rump and undertailcoverts black.</text:p>
      <text:p text:style-name="P200"><text:s text:c="4"/></text:p>
      <text:p text:style-name="P201"><text:s text:c="6"/>FEMALE: Rufous patch on hindneck; throat buff white; black eye-stripe separates</text:p>
      <text:p text:style-name="P202"><text:s text:c="6"/>pale buff supercilium from rufous-buff ear-coverts; upperparts streaked and underparts heavily barred.</text:p>
      <text:p text:style-name="P203"/>
      <text:p text:style-name="P204">HABITAT: Wet cultivation, tall grass and scrub, near streams and canals.</text:p>
      <text:p text:style-name="P205">DISTRIBUTION: Widespread from Punjab to Arunachal Pradesh, N Gujarat, NE</text:p>
      <text:p text:style-name="P206">Rajasthan, N Madhya Pradesh and N Orissa.</text:p>
      <text:p text:style-name="P207">STATUS: Resident.</text:p>
      <text:p text:style-name="P208"/>
      <text:p text:style-name="P209"/>
      <text:p text:style-name="P210">BLACK-HEADED BUNTING</text:p>
      <text:p text:style-name="P211"><text:s/>MALE:</text:p>
      <text:p text:style-name="P212">* <text:s text:c="3"/>Head black; upperparts and rump chestnut; underparts yellowish.</text:p>
      <text:p text:style-name="P213">* <text:s text:c="3"/>Tail long with noticeable fork.</text:p>
      <text:p text:style-name="P214"/>
      <text:p text:style-name="P215"><text:s text:c="6"/>FEMALE: Greyish-olive head and rufous tinge to upperparts.</text:p>
      <text:p text:style-name="P216"/>
      <text:p text:style-name="P217">HABITAT: Cereal cultivation.</text:p>
      <text:p text:style-name="P218">DISTRIBUTION: Plains of N, W and C India.</text:p>
      <text:p text:style-name="P219">STATUS: Winter visitor.</text:p>
      <text:p text:style-name="P220"/>
      <text:p text:style-name="P221"/>
      <text:p text:style-name="P222">BLACK-HEADED MUNIA</text:p>
      <text:p text:style-name="P223">*<text:s/><text:s text:c="3"/>Head black, neck black, breast black; bill bluegrey.</text:p>
      <text:p text:style-name="P224">* <text:s text:c="3"/>Upperwingcverts brown, mantle, back and uppertailcoverts brown; rump chestnut.</text:p>
      <text:p text:style-name="P225">* <text:s text:c="3"/>Lower breast white and flanks white; center of belly, vent and undertailcoverts black.</text:p>
      <text:p text:style-name="P226"/>
      <text:p text:style-name="P227">HABITAT: Tall<text:s/>grass and swampy ground, cultivation.</text:p>
      <text:p text:style-name="P228">DISTRIBUTION: N, NE and peninsular India.</text:p>
      <text:p text:style-name="P229">STATUS: Resident.</text:p>
      <text:p text:style-name="P230"/>
      <text:p text:style-name="P231"/>
      <text:p text:style-name="P232">BLACK-HEADED ORIOLE</text:p>
      <text:p text:style-name="P233">MALE:</text:p>
      <text:p text:style-name="P234">* <text:s text:c="3"/>Head black, neck black; mantle and from breast below underparts yellow.</text:p>
      <text:p text:style-name="P235">* <text:s text:c="3"/>Tertials and secondaries black with yellow outer<text:s/>edges.</text:p>
      <text:p text:style-name="P236">* <text:s text:c="3"/>Tail yellow with black confined to the center of tail-end.</text:p>
      <text:p text:style-name="P237">* <text:s text:c="3"/>Iris red; bill red; legs black.</text:p>
      <text:p text:style-name="P238"/>
      <text:p text:style-name="P239"><text:s text:c="6"/>FEMALE: Mantle olive-yellow.</text:p>
      <text:p text:style-name="P240"/>
      <text:p text:style-name="P241">HABITAT: Moist deciduous forest, groves, gardens and orchards.</text:p>
      <text:p text:style-name="P242">DISTRIBUTION: Widespread, except in W Gujarat and W Rajasthan.</text:p>
      <text:p text:style-name="P243">STATUS: Resident, subject to local movements.</text:p>
      <text:p text:style-name="P244"/>
      <text:p text:style-name="P245"/>
      <text:p text:style-name="P246">BLACK IBIS</text:p>
      <text:p text:style-name="P247">* <text:s text:c="3"/>Plumage brown with upperwingcoverts black and tail black.</text:p>
      <text:p text:style-name="P248">* <text:s text:c="3"/>Head red with triangular red patch on rear of crown and nape; conspicuous white patch on shoulder.</text:p>
      <text:p text:style-name="P249">* <text:s text:c="3"/>Bill<text:s/>long, stout, downcurved and dark greenish; legs red.</text:p>
      <text:p text:style-name="P250"/>
      <text:p text:style-name="P251">HABITAT: Dry edges of lakes, jheels, marshes, dry grassland and fallow fields; often</text:p>
      <text:p text:style-name="P252">rubbish dumps.</text:p>
      <text:p text:style-name="P253">DISTRIBUTION: Widespread in plains.</text:p>
      <text:p text:style-name="P254">STATUS: Common resident.</text:p>
      <text:p text:style-name="P255"/>
      <text:p text:style-name="P256"/>
      <text:p text:style-name="P257">BLACK KITE</text:p>
      <text:p text:style-name="P258">* <text:s text:c="3"/>Plumage brown<text:s/>upperparts brown and underparts brown with dark streaks on breast.</text:p>
      <text:p text:style-name="P259">* <text:s text:c="3"/>Tail forked, long and barred.</text:p>
      <text:p text:style-name="P260">* <text:s text:c="3"/>Forehead and chin pale brown with faint buff streaks, beak black with yellow cere; eyes brown; legs yellow.</text:p>
      <text:p text:style-name="P261">* <text:s text:c="3"/>Ear-coverts dark; pale buff and dark<text:s/>brown streaks on crown and neck; broad buff fringes to feathers of wing-coverts; flight feathers uniform dark brown.</text:p>
      <text:p text:style-name="P262"/>
      <text:p text:style-name="P263">HABITAT: Around human habitation; chiefly urban localities, mainly around rubbish</text:p>
      <text:p text:style-name="P264">dumps.</text:p>
      <text:p text:style-name="P265">DISTRIBUTION: Widespread.</text:p>
      <text:p text:style-name="P266">STATUS: Resident.</text:p>
      <text:p text:style-name="P267"/>
      <text:p text:style-name="P268"/>
      <text:p text:style-name="P269"/>
      <text:p text:style-name="P270"/>
      <text:p text:style-name="P271"/>
      <text:p text:style-name="P272"/>
      <text:p text:style-name="P2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et Patel</dc:creator>
    <meta:creation-date>2019-04-06T14:57:00Z</meta:creation-date>
    <dc:date>2019-04-06T12:42:00Z</dc:date>
    <meta:template xlink:href="Normal.dotm" xlink:type="simple"/>
    <meta:editing-cycles>12</meta:editing-cycles>
    <meta:editing-duration>PT5400S</meta:editing-duration>
    <meta:document-statistic meta:page-count="1" meta:paragraph-count="21" meta:word-count="1606" meta:character-count="10741" meta:row-count="76" meta:non-whitespace-character-count="9156"/>
  </office:meta>
</office:document-meta>
</file>